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ter" svg:font-family="Bi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Bitter" fo:font-size="12pt" fo:font-style="normal" fo:font-weight="normal" officeooo:rsid="00719b48" officeooo:paragraph-rsid="009e2a52" style:font-size-asian="12pt" style:font-style-asian="normal" style:font-weight-asian="normal" style:font-size-complex="12pt" style:font-style-complex="normal" style:font-weight-complex="normal"/>
    </style:style>
    <style:style style:name="P2" style:family="paragraph" style:parent-style-name="Standard">
      <style:text-properties style:font-name="Bitter" fo:font-size="12pt" fo:font-style="normal" fo:font-weight="normal" officeooo:rsid="00563f1d" officeooo:paragraph-rsid="00316891" style:font-size-asian="12pt" style:font-style-asian="normal" style:font-weight-asian="normal" style:font-size-complex="12pt" style:font-style-complex="normal" style:font-weight-complex="normal"/>
    </style:style>
    <style:style style:name="P3" style:family="paragraph" style:parent-style-name="Standard">
      <style:text-properties style:font-name="Bitter" fo:font-size="12pt" fo:font-style="normal" fo:font-weight="normal" officeooo:rsid="000bd293" officeooo:paragraph-rsid="000bd293" style:font-size-asian="12pt" style:font-style-asian="normal" style:font-weight-asian="normal" style:font-size-complex="12pt" style:font-style-complex="normal" style:font-weight-complex="normal"/>
    </style:style>
    <style:style style:name="P4" style:family="paragraph" style:parent-style-name="Standard">
      <style:paragraph-properties fo:text-align="end" style:justify-single-word="false"/>
      <style:text-properties style:font-name="Bitter" fo:font-size="12pt" fo:font-style="normal" fo:font-weight="normal" officeooo:rsid="0004863b" officeooo:paragraph-rsid="009e2a52" style:font-size-asian="12pt" style:font-style-asian="normal" style:font-weight-asian="normal" style:font-size-complex="12pt" style:font-style-complex="normal" style:font-weight-complex="normal"/>
    </style:style>
    <style:style style:name="P5" style:family="paragraph" style:parent-style-name="Standard">
      <style:text-properties style:font-name="Bitter" fo:font-size="12pt" fo:font-style="italic" fo:font-weight="normal" officeooo:rsid="007db719" officeooo:paragraph-rsid="007db719" style:font-size-asian="12pt" style:font-style-asian="italic" style:font-weight-asian="normal" style:font-size-complex="12pt" style:font-style-complex="italic" style:font-weight-complex="normal"/>
    </style:style>
    <style:style style:name="P6" style:family="paragraph" style:parent-style-name="Standard">
      <style:text-properties style:font-name="Bitter" fo:font-size="12pt" fo:font-style="italic" fo:font-weight="normal" officeooo:rsid="000bd293" officeooo:paragraph-rsid="000bd293" style:font-size-asian="12pt" style:font-style-asian="italic" style:font-weight-asian="normal" style:font-size-complex="12pt" style:font-style-complex="italic" style:font-weight-complex="normal"/>
    </style:style>
    <style:style style:name="P7" style:family="paragraph" style:parent-style-name="Standard">
      <style:text-properties style:font-name="Bitter" fo:font-size="12pt" fo:font-style="italic" fo:font-weight="normal" officeooo:rsid="000bd293" officeooo:paragraph-rsid="0082a31e" style:font-size-asian="12pt" style:font-style-asian="italic" style:font-weight-asian="normal" style:font-size-complex="12pt" style:font-style-complex="italic" style:font-weight-complex="normal"/>
    </style:style>
    <style:style style:name="P8" style:family="paragraph" style:parent-style-name="Standard">
      <style:text-properties style:font-name="Bitter" fo:font-size="12pt" fo:font-style="italic" fo:font-weight="normal" officeooo:rsid="00946759" officeooo:paragraph-rsid="00946759" style:font-size-asian="12pt" style:font-style-asian="italic" style:font-weight-asian="normal" style:font-size-complex="12pt" style:font-style-complex="italic" style:font-weight-complex="normal"/>
    </style:style>
    <style:style style:name="P9" style:family="paragraph" style:parent-style-name="Standard">
      <style:text-properties style:font-name="Bitter" fo:font-size="12pt" fo:font-style="italic" fo:font-weight="normal" officeooo:rsid="0082a31e" officeooo:paragraph-rsid="0082a31e" style:font-size-asian="12pt" style:font-style-asian="italic" style:font-weight-asian="normal" style:font-size-complex="12pt" style:font-style-complex="italic" style:font-weight-complex="normal"/>
    </style:style>
    <style:style style:name="P10" style:family="paragraph" style:parent-style-name="Standard">
      <style:text-properties style:font-name="Bitter" fo:font-size="12pt" fo:font-style="italic" fo:font-weight="normal" officeooo:rsid="007dffbd" officeooo:paragraph-rsid="0082a31e" style:font-size-asian="12pt" style:font-style-asian="italic" style:font-weight-asian="normal" style:font-size-complex="12pt" style:font-style-complex="italic" style:font-weight-complex="normal"/>
    </style:style>
    <style:style style:name="P11" style:family="paragraph" style:parent-style-name="Standard">
      <style:text-properties style:font-name="Bitter" fo:font-size="12pt" fo:font-style="italic" fo:font-weight="normal" officeooo:rsid="007dffbd" officeooo:paragraph-rsid="007dffbd" style:font-size-asian="12pt" style:font-style-asian="italic" style:font-weight-asian="normal" style:font-size-complex="12pt" style:font-style-complex="italic" style:font-weight-complex="normal"/>
    </style:style>
    <style:style style:name="P12" style:family="paragraph" style:parent-style-name="Standard">
      <style:text-properties style:font-name="Bitter" fo:font-size="12pt" fo:font-style="italic" fo:font-weight="normal" officeooo:rsid="0088a89d" officeooo:paragraph-rsid="0088a89d" style:font-size-asian="12pt" style:font-style-asian="italic" style:font-weight-asian="normal" style:font-size-complex="12pt" style:font-style-complex="italic" style:font-weight-complex="normal"/>
    </style:style>
    <style:style style:name="P13" style:family="paragraph" style:parent-style-name="Standard">
      <style:text-properties style:font-name="Bitter" fo:font-size="12pt" fo:font-style="italic" fo:font-weight="normal" officeooo:rsid="00ba6960" officeooo:paragraph-rsid="00ba6960" style:font-size-asian="12pt" style:font-style-asian="italic" style:font-weight-asian="normal" style:font-size-complex="12pt" style:font-style-complex="italic" style:font-weight-complex="normal"/>
    </style:style>
    <style:style style:name="P14" style:family="paragraph" style:parent-style-name="Standard">
      <style:text-properties style:font-name="Bitter" fo:font-size="12pt" fo:font-style="italic" fo:font-weight="normal" officeooo:rsid="0084f5d8" officeooo:paragraph-rsid="0084f5d8" style:font-size-asian="12pt" style:font-style-asian="italic" style:font-weight-asian="normal" style:font-size-complex="12pt" style:font-style-complex="italic" style:font-weight-complex="normal"/>
    </style:style>
    <style:style style:name="P15" style:family="paragraph" style:parent-style-name="Standard">
      <style:text-properties style:font-name="Bitter" fo:font-size="12pt" fo:font-style="italic" fo:font-weight="normal" officeooo:rsid="00830972" officeooo:paragraph-rsid="00830972" style:font-size-asian="12pt" style:font-style-asian="italic" style:font-weight-asian="normal" style:font-size-complex="12pt" style:font-style-complex="italic" style:font-weight-complex="normal"/>
    </style:style>
    <style:style style:name="P16" style:family="paragraph" style:parent-style-name="Standard">
      <style:text-properties style:font-name="Bitter" fo:font-size="12pt" fo:font-style="italic" fo:font-weight="normal" officeooo:rsid="00819a36" officeooo:paragraph-rsid="00819a36" style:font-size-asian="12pt" style:font-style-asian="italic" style:font-weight-asian="normal" style:font-size-complex="12pt" style:font-style-complex="italic" style:font-weight-complex="normal"/>
    </style:style>
    <style:style style:name="P17" style:family="paragraph" style:parent-style-name="Standard">
      <style:text-properties style:font-name="Bitter" fo:font-size="12pt" fo:font-style="italic" fo:font-weight="normal" officeooo:rsid="007e3002" officeooo:paragraph-rsid="007e3002" style:font-size-asian="12pt" style:font-style-asian="italic" style:font-weight-asian="normal" style:font-size-complex="12pt" style:font-style-complex="italic" style:font-weight-complex="normal"/>
    </style:style>
    <style:style style:name="P18" style:family="paragraph" style:parent-style-name="Standard">
      <style:text-properties style:font-name="Bitter" fo:font-size="12pt" fo:font-style="italic" fo:font-weight="normal" officeooo:rsid="009e2a52" officeooo:paragraph-rsid="009e2a52" style:font-size-asian="12pt" style:font-style-asian="italic" style:font-weight-asian="normal" style:font-size-complex="12pt" style:font-style-complex="italic" style:font-weight-complex="normal"/>
    </style:style>
    <style:style style:name="P19" style:family="paragraph" style:parent-style-name="Standard">
      <style:text-properties style:font-name="Bitter" fo:font-size="12pt" fo:font-style="italic" fo:font-weight="normal" officeooo:rsid="00abb9e8" officeooo:paragraph-rsid="00abb9e8" style:font-size-asian="12pt" style:font-style-asian="italic" style:font-weight-asian="normal" style:font-size-complex="12pt" style:font-style-complex="italic" style:font-weight-complex="normal"/>
    </style:style>
    <style:style style:name="P20" style:family="paragraph" style:parent-style-name="Standard">
      <style:text-properties style:font-name="Bitter" fo:font-size="12pt" fo:font-style="italic" fo:font-weight="normal" officeooo:rsid="007f54a2" officeooo:paragraph-rsid="007f54a2" style:font-size-asian="12pt" style:font-style-asian="italic" style:font-weight-asian="normal" style:font-size-complex="12pt" style:font-style-complex="italic" style:font-weight-complex="normal"/>
    </style:style>
    <style:style style:name="P21" style:family="paragraph" style:parent-style-name="Standard">
      <style:text-properties style:font-name="Bitter" fo:font-size="12pt" fo:font-style="italic" fo:font-weight="normal" officeooo:rsid="007f54a2" officeooo:paragraph-rsid="00819a36" style:font-size-asian="12pt" style:font-style-asian="italic" style:font-weight-asian="normal" style:font-size-complex="12pt" style:font-style-complex="italic" style:font-weight-complex="normal"/>
    </style:style>
    <style:style style:name="P22" style:family="paragraph" style:parent-style-name="Standard">
      <style:text-properties style:font-name="Bitter" fo:font-size="12pt" fo:font-style="italic" fo:font-weight="normal" officeooo:rsid="008de985" officeooo:paragraph-rsid="008de985" style:font-size-asian="12pt" style:font-style-asian="italic" style:font-weight-asian="normal" style:font-size-complex="12pt" style:font-style-complex="italic" style:font-weight-complex="normal"/>
    </style:style>
    <style:style style:name="P23" style:family="paragraph" style:parent-style-name="Standard">
      <style:text-properties style:font-name="Bitter" fo:font-size="12pt" fo:font-style="italic" fo:font-weight="normal" officeooo:rsid="008182c2" officeooo:paragraph-rsid="008182c2" style:font-size-asian="12pt" style:font-style-asian="italic" style:font-weight-asian="normal" style:font-size-complex="12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normal" officeooo:rsid="007ba448" officeooo:paragraph-rsid="009bfdba"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normal" officeooo:rsid="007ba448" officeooo:paragraph-rsid="00aa1b2c"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normal" officeooo:rsid="007ba448" officeooo:paragraph-rsid="00ab40ee"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normal" officeooo:rsid="007ba448" officeooo:paragraph-rsid="00be5420"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normal" officeooo:rsid="007ba448" officeooo:paragraph-rsid="00bf7cf3"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normal" officeooo:rsid="007ba448" officeooo:paragraph-rsid="00c6af42"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normal" officeooo:rsid="007ba448" officeooo:paragraph-rsid="00cbae1e"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normal" officeooo:rsid="007ba448" officeooo:paragraph-rsid="00dc5b15"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normal" officeooo:rsid="007ba448" officeooo:paragraph-rsid="00e34bf1"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style:font-name="Bitter" fo:font-size="12pt" fo:font-style="normal" fo:font-weight="normal" officeooo:rsid="007ba448" officeooo:paragraph-rsid="00d5d198"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style:font-name="Bitter" fo:font-size="12pt" fo:font-style="normal" fo:font-weight="bold" officeooo:rsid="006ff940" officeooo:paragraph-rsid="009e2a52" style:font-size-asian="12pt" style:font-style-asian="normal" style:font-weight-asian="bold" style:font-size-complex="12pt" style:font-style-complex="normal" style:font-weight-complex="bold"/>
    </style:style>
    <style:style style:name="P35" style:family="paragraph" style:parent-style-name="Standard">
      <style:paragraph-properties fo:margin-left="0in" fo:margin-right="0in" fo:text-align="justify" style:justify-single-word="false" fo:text-indent="0in" style:auto-text-indent="false" fo:break-before="page"/>
      <style:text-properties style:font-name="Bitter" fo:font-size="12pt" fo:font-style="normal" fo:font-weight="normal" officeooo:rsid="007ba448" officeooo:paragraph-rsid="00d5d198" style:font-size-asian="12pt" style:font-style-asian="normal" style:font-weight-asian="normal" style:font-size-complex="12pt" style:font-style-complex="normal" style:font-weight-complex="normal"/>
    </style:style>
    <style:style style:name="P36" style:family="paragraph" style:parent-style-name="Standard">
      <style:paragraph-properties fo:break-before="page"/>
      <style:text-properties style:font-name="Bitter" fo:font-size="12pt" fo:font-style="normal" fo:font-weight="bold" officeooo:rsid="000bd293" officeooo:paragraph-rsid="000bd293" style:font-size-asian="12pt" style:font-style-asian="normal" style:font-weight-asian="bold" style:font-size-complex="12pt" style:font-style-complex="normal" style:font-weight-complex="bold"/>
    </style:style>
    <style:style style:name="P37" style:family="paragraph" style:parent-style-name="Standard" style:list-style-name="L1">
      <style:text-properties style:font-name="Bitter" fo:font-size="12pt" fo:font-style="normal" fo:font-weight="normal" officeooo:rsid="009a1f19" officeooo:paragraph-rsid="009a1f19" style:font-size-asian="12pt" style:font-style-asian="normal" style:font-weight-asian="normal" style:font-size-complex="12pt" style:font-style-complex="normal" style:font-weight-complex="normal"/>
    </style:style>
    <style:style style:name="P38" style:family="paragraph" style:parent-style-name="Standard" style:list-style-name="L1">
      <style:text-properties style:font-name="Bitter" fo:font-size="12pt" fo:font-style="normal" fo:font-weight="normal" officeooo:rsid="00a3c7b5" officeooo:paragraph-rsid="00a3c7b5" style:font-size-asian="12pt" style:font-style-asian="normal" style:font-weight-asian="normal" style:font-size-complex="12pt" style:font-style-complex="normal" style:font-weight-complex="normal"/>
    </style:style>
    <style:style style:name="P39" style:family="paragraph" style:parent-style-name="Standard" style:list-style-name="L1">
      <style:text-properties style:font-name="Bitter" fo:font-size="12pt" fo:font-style="normal" fo:font-weight="normal" officeooo:rsid="00ab40ee" officeooo:paragraph-rsid="00ab40ee" style:font-size-asian="12pt" style:font-style-asian="normal" style:font-weight-asian="normal" style:font-size-complex="12pt" style:font-style-complex="normal" style:font-weight-complex="normal"/>
    </style:style>
    <style:style style:name="P40" style:family="paragraph" style:parent-style-name="Standard" style:list-style-name="L1">
      <style:text-properties style:font-name="Bitter" fo:font-size="12pt" fo:font-style="normal" fo:font-weight="normal" officeooo:rsid="00bf7cf3" officeooo:paragraph-rsid="00c6af42" style:font-size-asian="12pt" style:font-style-asian="normal" style:font-weight-asian="normal" style:font-size-complex="12pt" style:font-style-complex="normal" style:font-weight-complex="normal"/>
    </style:style>
    <style:style style:name="P41" style:family="paragraph" style:parent-style-name="Standard" style:list-style-name="L1">
      <style:text-properties style:font-name="Bitter" fo:font-size="12pt" fo:font-style="normal" fo:font-weight="normal" officeooo:rsid="00c2206e" officeooo:paragraph-rsid="00e34bf1" style:font-size-asian="12pt" style:font-style-asian="normal" style:font-weight-asian="normal" style:font-size-complex="12pt" style:font-style-complex="normal" style:font-weight-complex="normal"/>
    </style:style>
    <style:style style:name="P42" style:family="paragraph" style:parent-style-name="Standard" style:list-style-name="L1">
      <style:text-properties style:font-name="Bitter" fo:font-size="12pt" fo:font-style="normal" fo:font-weight="normal" officeooo:rsid="00d3a695" officeooo:paragraph-rsid="00d3a695" style:font-size-asian="12pt" style:font-style-asian="normal" style:font-weight-asian="normal" style:font-size-complex="12pt" style:font-style-complex="normal" style:font-weight-complex="normal"/>
    </style:style>
    <style:style style:name="P43" style:family="paragraph" style:parent-style-name="Standard" style:list-style-name="L1">
      <style:text-properties style:font-name="Bitter" fo:font-size="12pt" fo:font-style="normal" fo:font-weight="normal" officeooo:rsid="00d5d198" officeooo:paragraph-rsid="00d5d198" style:font-size-asian="12pt" style:font-style-asian="normal" style:font-weight-asian="normal"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0d3351" style:font-style-asian="normal" style:font-style-complex="normal"/>
    </style:style>
    <style:style style:name="T3" style:family="text">
      <style:text-properties fo:font-style="normal" officeooo:rsid="007ba448" style:font-style-asian="normal" style:font-style-complex="normal"/>
    </style:style>
    <style:style style:name="T4" style:family="text">
      <style:text-properties fo:font-style="normal" officeooo:rsid="007ca889" style:font-style-asian="normal" style:font-style-complex="normal"/>
    </style:style>
    <style:style style:name="T5" style:family="text">
      <style:text-properties fo:font-style="normal" officeooo:rsid="007db719" style:font-style-asian="normal" style:font-style-complex="normal"/>
    </style:style>
    <style:style style:name="T6" style:family="text">
      <style:text-properties fo:font-style="normal" officeooo:rsid="007f54a2" style:font-style-asian="normal" style:font-style-complex="normal"/>
    </style:style>
    <style:style style:name="T7" style:family="text">
      <style:text-properties fo:font-style="normal" officeooo:rsid="00805c81" style:font-style-asian="normal" style:font-style-complex="normal"/>
    </style:style>
    <style:style style:name="T8" style:family="text">
      <style:text-properties fo:font-style="normal" officeooo:rsid="00819a36" style:font-style-asian="normal" style:font-style-complex="normal"/>
    </style:style>
    <style:style style:name="T9" style:family="text">
      <style:text-properties fo:font-style="normal" officeooo:rsid="0082a31e" style:font-style-asian="normal" style:font-style-complex="normal"/>
    </style:style>
    <style:style style:name="T10" style:family="text">
      <style:text-properties fo:font-style="normal" officeooo:rsid="0084f5d8" style:font-style-asian="normal" style:font-style-complex="normal"/>
    </style:style>
    <style:style style:name="T11" style:family="text">
      <style:text-properties fo:font-style="normal" officeooo:rsid="0085a1c1" style:font-style-asian="normal" style:font-style-complex="normal"/>
    </style:style>
    <style:style style:name="T12" style:family="text">
      <style:text-properties fo:font-style="normal" officeooo:rsid="0086f823" style:font-style-asian="normal" style:font-style-complex="normal"/>
    </style:style>
    <style:style style:name="T13" style:family="text">
      <style:text-properties fo:font-style="normal" officeooo:rsid="00884a71" style:font-style-asian="normal" style:font-style-complex="normal"/>
    </style:style>
    <style:style style:name="T14" style:family="text">
      <style:text-properties fo:font-style="normal" officeooo:rsid="0088b82d" style:font-style-asian="normal" style:font-style-complex="normal"/>
    </style:style>
    <style:style style:name="T15" style:family="text">
      <style:text-properties fo:font-style="normal" officeooo:rsid="0089e3e2" style:font-style-asian="normal" style:font-style-complex="normal"/>
    </style:style>
    <style:style style:name="T16" style:family="text">
      <style:text-properties fo:font-style="normal" officeooo:rsid="008bb200" style:font-style-asian="normal" style:font-style-complex="normal"/>
    </style:style>
    <style:style style:name="T17" style:family="text">
      <style:text-properties fo:font-style="normal" officeooo:rsid="008c0c1c" style:font-style-asian="normal" style:font-style-complex="normal"/>
    </style:style>
    <style:style style:name="T18" style:family="text">
      <style:text-properties fo:font-style="normal" officeooo:rsid="008f17fe" style:font-style-asian="normal" style:font-style-complex="normal"/>
    </style:style>
    <style:style style:name="T19" style:family="text">
      <style:text-properties fo:font-style="normal" officeooo:rsid="0092e19e" style:font-style-asian="normal" style:font-style-complex="normal"/>
    </style:style>
    <style:style style:name="T20" style:family="text">
      <style:text-properties fo:font-style="normal" officeooo:rsid="00942ebe" style:font-style-asian="normal" style:font-style-complex="normal"/>
    </style:style>
    <style:style style:name="T21" style:family="text">
      <style:text-properties fo:font-style="normal" officeooo:rsid="0095e06b" style:font-style-asian="normal" style:font-style-complex="normal"/>
    </style:style>
    <style:style style:name="T22" style:family="text">
      <style:text-properties fo:font-style="normal" officeooo:rsid="00960b7d" style:font-style-asian="normal" style:font-style-complex="normal"/>
    </style:style>
    <style:style style:name="T23" style:family="text">
      <style:text-properties fo:font-style="normal" officeooo:rsid="009815aa" style:font-style-asian="normal" style:font-style-complex="normal"/>
    </style:style>
    <style:style style:name="T24" style:family="text">
      <style:text-properties fo:font-style="normal" officeooo:rsid="009e83c8" style:font-style-asian="normal" style:font-style-complex="normal"/>
    </style:style>
    <style:style style:name="T25" style:family="text">
      <style:text-properties fo:font-style="normal" officeooo:rsid="009fe983" style:font-style-asian="normal" style:font-style-complex="normal"/>
    </style:style>
    <style:style style:name="T26" style:family="text">
      <style:text-properties officeooo:rsid="007ba448"/>
    </style:style>
    <style:style style:name="T27" style:family="text">
      <style:text-properties fo:font-style="italic" officeooo:rsid="009a1f19" style:font-style-asian="italic" style:font-style-complex="italic"/>
    </style:style>
    <style:style style:name="T28" style:family="text">
      <style:text-properties fo:font-style="italic" officeooo:rsid="00a74ae6" style:font-style-asian="italic" style:font-style-complex="italic"/>
    </style:style>
    <style:style style:name="T29" style:family="text">
      <style:text-properties fo:font-style="italic" officeooo:rsid="00af0033" style:font-style-asian="italic" style:font-style-complex="italic"/>
    </style:style>
    <style:style style:name="T30" style:family="text">
      <style:text-properties fo:font-style="italic" officeooo:rsid="009bfdba" style:font-style-asian="italic" style:font-style-complex="italic"/>
    </style:style>
    <style:style style:name="T31" style:family="text">
      <style:text-properties fo:font-style="italic" officeooo:rsid="00be5420" style:font-style-asian="italic" style:font-style-complex="italic"/>
    </style:style>
    <style:style style:name="T32" style:family="text">
      <style:text-properties fo:font-style="italic" officeooo:rsid="00c4e372" style:font-style-asian="italic" style:font-style-complex="italic"/>
    </style:style>
    <style:style style:name="T33" style:family="text">
      <style:text-properties fo:font-style="italic" officeooo:rsid="00c6af42" style:font-style-asian="italic" style:font-style-complex="italic"/>
    </style:style>
    <style:style style:name="T34" style:family="text">
      <style:text-properties fo:font-style="italic" officeooo:rsid="00c9b6e4" style:font-style-asian="italic" style:font-style-complex="italic"/>
    </style:style>
    <style:style style:name="T35" style:family="text">
      <style:text-properties fo:font-style="italic" officeooo:rsid="00d0e03f" style:font-style-asian="italic" style:font-style-complex="italic"/>
    </style:style>
    <style:style style:name="T36" style:family="text">
      <style:text-properties fo:font-style="italic" officeooo:rsid="00d14825" style:font-style-asian="italic" style:font-style-complex="italic"/>
    </style:style>
    <style:style style:name="T37" style:family="text">
      <style:text-properties fo:font-style="italic" officeooo:rsid="00d25ed0" style:font-style-asian="italic" style:font-style-complex="italic"/>
    </style:style>
    <style:style style:name="T38" style:family="text">
      <style:text-properties fo:font-style="italic" officeooo:rsid="00d5ff9f" style:font-style-asian="italic" style:font-style-complex="italic"/>
    </style:style>
    <style:style style:name="T39" style:family="text">
      <style:text-properties fo:font-style="italic" officeooo:rsid="00d7c726" style:font-style-asian="italic" style:font-style-complex="italic"/>
    </style:style>
    <style:style style:name="T40" style:family="text">
      <style:text-properties fo:font-style="italic" officeooo:rsid="00dbf709" style:font-style-asian="italic" style:font-style-complex="italic"/>
    </style:style>
    <style:style style:name="T41" style:family="text">
      <style:text-properties officeooo:rsid="007ca889"/>
    </style:style>
    <style:style style:name="T42" style:family="text">
      <style:text-properties officeooo:rsid="007db719"/>
    </style:style>
    <style:style style:name="T43" style:family="text">
      <style:text-properties officeooo:rsid="0082a31e"/>
    </style:style>
    <style:style style:name="T44" style:family="text">
      <style:text-properties officeooo:rsid="00830972"/>
    </style:style>
    <style:style style:name="T45" style:family="text">
      <style:text-properties officeooo:rsid="00884a71"/>
    </style:style>
    <style:style style:name="T46" style:family="text">
      <style:text-properties officeooo:rsid="008bb200"/>
    </style:style>
    <style:style style:name="T47" style:family="text">
      <style:text-properties officeooo:rsid="008c0c1c"/>
    </style:style>
    <style:style style:name="T48" style:family="text">
      <style:text-properties officeooo:rsid="009815aa"/>
    </style:style>
    <style:style style:name="T49" style:family="text">
      <style:text-properties officeooo:rsid="009a1f19"/>
    </style:style>
    <style:style style:name="T50" style:family="text">
      <style:text-properties style:text-position="super 58%" officeooo:rsid="009815aa"/>
    </style:style>
    <style:style style:name="T51" style:family="text">
      <style:text-properties style:text-position="super 58%" officeooo:rsid="009bfdba"/>
    </style:style>
    <style:style style:name="T52" style:family="text">
      <style:text-properties style:text-position="super 58%" officeooo:rsid="00a3c7b5"/>
    </style:style>
    <style:style style:name="T53" style:family="text">
      <style:text-properties style:text-position="super 58%" officeooo:rsid="00ab40ee"/>
    </style:style>
    <style:style style:name="T54" style:family="text">
      <style:text-properties style:text-position="super 58%" officeooo:rsid="00bf7cf3"/>
    </style:style>
    <style:style style:name="T55" style:family="text">
      <style:text-properties style:text-position="super 58%" officeooo:rsid="00c6af42"/>
    </style:style>
    <style:style style:name="T56" style:family="text">
      <style:text-properties style:text-position="super 58%" officeooo:rsid="00c9b6e4"/>
    </style:style>
    <style:style style:name="T57" style:family="text">
      <style:text-properties style:text-position="super 58%" officeooo:rsid="00d3a695"/>
    </style:style>
    <style:style style:name="T58" style:family="text">
      <style:text-properties style:text-position="super 58%" officeooo:rsid="00e34bf1"/>
    </style:style>
    <style:style style:name="T59" style:family="text">
      <style:text-properties style:text-position="super 58%" officeooo:rsid="00e43326"/>
    </style:style>
    <style:style style:name="T60" style:family="text">
      <style:text-properties officeooo:rsid="009bfdba"/>
    </style:style>
    <style:style style:name="T61" style:family="text">
      <style:text-properties fo:font-weight="bold" officeooo:rsid="00316891" style:font-weight-asian="bold" style:font-weight-complex="bold"/>
    </style:style>
    <style:style style:name="T62" style:family="text">
      <style:text-properties fo:font-weight="bold" officeooo:rsid="00a59b45" style:font-weight-asian="bold" style:font-weight-complex="bold"/>
    </style:style>
    <style:style style:name="T63" style:family="text">
      <style:text-properties officeooo:rsid="00316891"/>
    </style:style>
    <style:style style:name="T64" style:family="text">
      <style:text-properties officeooo:rsid="00a74ae6"/>
    </style:style>
    <style:style style:name="T65" style:family="text">
      <style:text-properties officeooo:rsid="00abb9e8"/>
    </style:style>
    <style:style style:name="T66" style:family="text">
      <style:text-properties officeooo:rsid="00af0033"/>
    </style:style>
    <style:style style:name="T67" style:family="text">
      <style:text-properties officeooo:rsid="00be5420"/>
    </style:style>
    <style:style style:name="T68" style:family="text">
      <style:text-properties officeooo:rsid="00c21b9b"/>
    </style:style>
    <style:style style:name="T69" style:family="text">
      <style:text-properties officeooo:rsid="00c36e5c"/>
    </style:style>
    <style:style style:name="T70" style:family="text">
      <style:text-properties officeooo:rsid="00c4e372"/>
    </style:style>
    <style:style style:name="T71" style:family="text">
      <style:text-properties officeooo:rsid="00c6af42"/>
    </style:style>
    <style:style style:name="T72" style:family="text">
      <style:text-properties officeooo:rsid="00c9b6e4"/>
    </style:style>
    <style:style style:name="T73" style:family="text">
      <style:text-properties officeooo:rsid="00cf4734"/>
    </style:style>
    <style:style style:name="T74" style:family="text">
      <style:text-properties officeooo:rsid="00d0e03f"/>
    </style:style>
    <style:style style:name="T75" style:family="text">
      <style:text-properties officeooo:rsid="00d14825"/>
    </style:style>
    <style:style style:name="T76" style:family="text">
      <style:text-properties officeooo:rsid="00d25ed0"/>
    </style:style>
    <style:style style:name="T77" style:family="text">
      <style:text-properties officeooo:rsid="00d46449"/>
    </style:style>
    <style:style style:name="T78" style:family="text">
      <style:text-properties officeooo:rsid="00d5ff9f"/>
    </style:style>
    <style:style style:name="T79" style:family="text">
      <style:text-properties officeooo:rsid="00d7c726"/>
    </style:style>
    <style:style style:name="T80" style:family="text">
      <style:text-properties officeooo:rsid="00dbf709"/>
    </style:style>
    <style:style style:name="T81" style:family="text">
      <style:text-properties officeooo:rsid="00e02dd8"/>
    </style:style>
    <style:style style:name="T82" style:family="text">
      <style:text-properties officeooo:rsid="00e34bf1"/>
    </style:style>
    <style:style style:name="T83" style:family="text">
      <style:text-properties officeooo:rsid="00e6b7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83">­</text:span>Jack Conger</text:p>
      <text:p text:style-name="P1">Accumulation Paper</text:p>
      <text:p text:style-name="P34"/>
      <text:p text:style-name="P34">The Problematic Piracy of Masculine Feminism</text:p>
      <text:p text:style-name="P34"/>
      <text:p text:style-name="P24"><text:tab/><text:span text:style-name="T48">Let's talk about gender</text:span><text:span text:style-name="T50">1</text:span><text:span text:style-name="T48">. As it is, man is the </text:span><text:span text:style-name="T27">gender quo</text:span><text:span text:style-name="T49">. What does this mean? For the man, it means th­e same thing it does for the white, the wealthy, the Christian and the able: </text:span><text:span text:style-name="T27">privilege</text:span><text:span text:style-name="T49">. Significantly, and interestingly, it means the man does not understand an unwelcome space due to gender</text:span><text:span text:style-name="T51">2</text:span><text:span text:style-name="T49">, or, really, the concept of a gendered space at all. Some man may encounter it, if he is somehow academically exposed to the idea, but he is not in general </text:span><text:span text:style-name="T27">forced</text:span><text:span text:style-name="T49"> to; his privilege enables him to be blind to the system of modernities in which he identifies himself.</text:span></text:p>
      <text:p text:style-name="P25"><text:tab/><text:span text:style-name="T60">Now, on to the woman. We might say “true” womanhood, as Simone de Beauvoir puts it, is the recognition and acceptance, even, of the woman's own alterity, her own Otherness. This is not a statement of anything natural about a woman, or as something intrinsic to the female person, but as something imposed; this is in the face of the phrase “true woman” and “real woman” which has existed for centuries in Western thought now. Now, how does a woman, who understands herself as, tautologically enough, a self, respond to her own imposed alterity, the fact that in a social or societal context she is a foil, an antithesis to the masculine thesis? There seem to be two main reactions which can occur. The first, of course, is to be made object: acceptance, passivity, and </text:span><text:span text:style-name="T30">immanence</text:span><text:span text:style-name="T60">. The second is to resist.</text:span></text:p>
      <text:p text:style-name="P26"><text:span text:style-name="T60"><text:tab/>The first option is essentially the subsumption of oneself into the male modernity; the latter is to consciously construct a modernity of one's own. The difficulty with the second option (we return to the wisdom of de Beauvoir here) is that woman is tied to man before she is to other women: in her family, in her sexuality</text:span><text:span text:style-name="T52">3</text:span><text:span text:style-name="T63">, in her day-to-day life. She lacks the large-scale cohesion of a certain race or the proletariat consigned to one location, and therefore it is a much more daunting task of raising the kind of race or class consciousness, the counter-modernity, that other oppressed groups more readily can. The second difficulty, and one that is shared by all of these groups, is that even when this counter-modernity is made, it is just that: </text:span><text:span text:style-name="T28">counter</text:span><text:span text:style-name="T64">. It is in reaction to, and therefore cognizant of, the oppressive hegemonic modernity, while that oppressive modernity may (and likely does) completely ignore or disregard the counterfeit—the piratical</text:span><text:span text:style-name="T53">4</text:span><text:span text:style-name="T64">.</text:span></text:p>
      <text:p text:style-name="P27"><text:tab/><text:span text:style-name="T65">So: we have, with some difficulty in practice, established the counter-modernity: the feminist space. This space is, largely, defined by the experience of its inhabitants as the Other: it is a space of Other, made into Self. It is a space of inversion, and, therefore, a space of destabilization and uncertainty. It has, in this sense, the same features as a neutral space would. In defying the form and content of gender, the feminist space creates a relative anarchy of gender. One could (and many have) simply invert the existing </text:span><text:span text:style-name="T29">quo:</text:span><text:span text:style-name="T66"> marginalize the masculine and centralize the feminine. Or, one could buck the structure and create a new constitution—Leeson, assuming he could find some profit motive in this (and, since he's an economist, I'm sure he could find a profit motive in a blizzard in Greenland,) would be proud. But, in any case, whatever constitution is created is fragile. It is untested and must stand in the face of (an)other constitution(s) older, bolder, and more ingrained in the minds of all those involved.</text:span></text:p>
      <text:p text:style-name="P28"><text:soft-page-break/><text:span text:style-name="T66"><text:tab/>As examples, take Dr. Livesey in the pirate camp on the Treasure Island. His mere presence, a physical necessity for the injured pirates involved, radically alters the counterfeit constitution of the pirates. Conversely, if we understand Long John Silver to stand for the pirate constitution in the English sphere, it is </text:span><text:span text:style-name="T31">he</text:span><text:span text:style-name="T67"> who bends in response to this dissonance, and not the other way around. In fact, the one on whom Silver has the greatest effect is Jim Hawkins—likely due to the fact that Hawkins, in his youth and naiveté, has not yet bought into the English social contract. In the same way, consider the presence of the woman in the men's space, and that of the man in the women's. She, of course, posits her own subjectivity, and can very well do so in a way that makes the masculine arbiters of gender in this space uncomfortable, but not, on her own, in such a way that can directly destabilize the modernity in which the interaction takes place</text:span><text:span text:style-name="T54">5</text:span><text:span text:style-name="T67">. At most, like Silver does, she can use subterfuge—she can pirate—within the underneath of the masculine modernity to make her point. Meanwhile, a man in a feminist space, like Livesey, can alter the codes by his mere presence—and his words, given the fact that they are backed by a full hegemony and central modernity, have powers of constructing his own legitimacy significant even in the counterfeit constutition made against him.</text:span></text:p>
      <text:p text:style-name="P29"><text:tab/><text:span text:style-name="T71">This raises the question, now: can a man be a “feminist” </text:span><text:span text:style-name="T33">per se</text:span><text:span text:style-name="T71">? There is no clear answer among feminist groups. The other option is for the term “ally”. Allyship is not something unique to feminism: today, there is controversy over allyship for the LGBTQ</text:span><text:span text:style-name="T55">6</text:span><text:span text:style-name="T71"> community, given the numerical realities of sexuality today: while, even if every man were a feminist ally, there would be as many women as allies, it only takes minor support from the outside to swamp the LGBTQ community. Like a man in a feminist space, straight, cisgendered (i.e., not-trans*) people are not the Other which is made central in the counterfeit, pirate space. It is necessarily an act of being on the outside—even though, in a significant way, these privileged people are looking outwards from the inside. No matter the intent of thx+-e allies, they have not been posited as the Other, and so are not the focus (and, as described above, are very likely disruptive to,) of the counterfeit space.</text:span></text:p>
      <text:p text:style-name="P30"><text:tab/><text:span text:style-name="T68">Further complicating matters, we must return to the reaction made to one's own alterity. If one chooses to resist, another choice arises: to change the hegemonic modernity, or to construct and exist in the counterfeit one? This duality appears in all piracy: for the swashbuckler, one must exist both on land and on the pirate ship, and one must be able to both take gold, as a pirate, and exchange it for other goods, as a capitalist</text:span><text:span text:style-name="T55">7</text:span><text:span text:style-name="T68">. In feminism, this duality exists as well: “feminism” is not merely a creation of anOther space, but it is also a movement to </text:span><text:span text:style-name="T32">change </text:span><text:span text:style-name="T70">the space of men into a space of … well, the hope is, more than men. This might be called the external, to complement the internal, feminism. The interaction of these two feminist directions can be fascinating: take, for example, the mid-twentieth century, when many white, upper-class feminists were looking for equal rights and, notably, equal participation in the workplace. Ironically, at the same time, there was a significant desire amongst black, lower-class feminists to </text:span><text:span text:style-name="T34">exit the workplace</text:span><text:span text:style-name="T72">, into which they had been forced against their will by their own poverty.</text:span></text:p>
      <text:p text:style-name="P30"><text:span text:style-name="T72"><text:tab/>But this is a digression: given our both outward and inward feminisms, we create two distinct feminist spaces: the first, as already described, being the “safe space”, in which the otherwise made-Other is codified as Self, and, by the push for change, the “encounter space”. This latter space is not necessarily a place of women or </text:span><text:soft-page-break/><text:span text:style-name="T72">even necessarily a place for allies and women together, but is rather a place of interface, a neutral space between masculine hegemony and (the already somewhat-neutral) safe-space. While this is indeed somewhat of a neutral space, it is not so much akin to the anarchic high-seas Murphy speaks of in hushed tones: rather, one might model it much more closely as a gender-based analogue of Johns' Enlightenment-era public sphere with a twist of 20</text:span><text:span text:style-name="T56">th</text:span><text:span text:style-name="T72">-century patent arguments, in that the individual author is not as emphasized as the group consensus (given that contributions made are in general sociological and/or scientific, and not artistic or philosophical). This is a space of rhetoric, debate, and the mutuality-in-conflict that may come of a space constructed for education and debate with the intent of educating and advancing the whole. It is also a place of hyper-acute awareness of the woman's own Otherness. And, in a sense, this is a place of perhaps the relativity and inorganic nature of man's centrality; in short, this is a place of tension.</text:span></text:p>
      <text:p text:style-name="P30"><text:tab/><text:span text:style-name="T73">The encounter space is not a place meant to be exclusive of men. The safe space is meant to be. Because of this, many times, a man's understanding of a feminist space is wholly that of an encounter space. This is compounded by the fact that a man may not understand the constitution of a safe space he has stumbled into, himself not being place at its center. He may debate this, understanding a feminist space as an encounter space, disrupting the safe space with his style of rhetoric. This happens often (and oh how I do feel dirty citing things from the Internet, but) on the Internet: a space designed by-women, for-women, or similarly for another marginalized group, is impacted by outsiders who want “debate” or “explanation” when, in fact, the space does not have these things in its focus. Then, adding to this the </text:span><text:span text:style-name="T35">by-default</text:span><text:span text:style-name="T74"> centrality of men even in a critical space (as the critical modernity must recognize the hegemonic modernity as central to be critical!) we have a clear case of a bull in a china shop. Masculine presence in a feminine safe space pulls the feminism inherent in the space from an inward one to an outward one. If this is a pervasive phenomenon, there is an intimacy and mutuality-in-discussion lost from the safe space: we go back to the </text:span><text:span text:style-name="T36">status quo ante</text:span><text:span text:style-name="T75">, with women lacking a gender consciousness and robbed of the opportunity to construct one: by accident, well-meaning masculinity has not only pirated feminist discussion space when the very marginalization of feminine voices </text:span><text:span text:style-name="T36">created </text:span><text:span text:style-name="T75">the feminist discussion space itself, but also destroyed the continuing development of the feminine consciousness. We might also look at another thing on the border of feminism: male (especially white male) homosexuality. In common thought, relationships and marriage are a union of complementarity: a Self with an Other, one who interfaces with the outside with one who manages the inside, a mind with a body</text:span><text:span text:style-name="T57">8</text:span><text:span text:style-name="T82">. When two men are in a relationship, it sharply denies this complementarity: it is viewed as two Selves together.</text:span></text:p>
      <text:p text:style-name="P32"><text:span text:style-name="T82"><text:tab/>Now, up until this point I have been discussing in general a very micro set of phenomena: an </text:span><text:span text:style-name="T37">archetypal</text:span><text:span text:style-name="T76"> man and </text:span><text:span text:style-name="T37">archetypal</text:span><text:span text:style-name="T76"> woman, and </text:span><text:span text:style-name="T37">ad-hoc</text:span><text:span text:style-name="T76"> groups thereof, to the order of magnitude of less than, say, a thousand people. We now should get large-scale. The overarching form of civil society is, of course, capitalism</text:span><text:span text:style-name="T58">9</text:span><text:span text:style-name="T76">, so we have to start examining women and feminism and their interaction with the capitalist system. Capitalism is, primarily, a masculine expression (as most things, honestly, are). As such, it is exploitative and marginalizing of women: In its present form, prostitution is probably the most visceral example of this</text:span><text:span text:style-name="T59">10</text:span><text:span text:style-name="T76">. From a straight, masculine viewpoint (that is, the default,) woman is uniquely valuable above all other </text:span><text:soft-page-break/><text:span text:style-name="T76">things for her body. Because of this, woman is uniquely valued for her body. Because capitalism has no regard for externalities such as “human dignity”, this valuation can become all-encompassing, and the act of prostitution is regarded not as an exchange of goods between people but as temporary ownership of the body and the guarantee of personal satisfaction. This, in short, is the crucial moment of the commodification of the female body, the primary mode of the commodification of the woman.</text:span></text:p>
      <text:p text:style-name="P31"><text:tab/><text:span text:style-name="T79">So we have the woman interfacing with not only the masculine default in itself, but also in the masculine default implicit in the system of capitalism. So, as before, she revolts, and creates her feminist space. Because capitalism is an ever-expanding body uncomfortable with any modernity outside of and not including itself, it butts against the feminist (and often avowedly anti-capitalist, for reasons like the commodification described above) modernity. Because of this, capitalism to an extent integrates feminism into itself, but not fully and not without adulteration: we, again, have a commodification, making feminism and “enlightened womanhood” a product to be sold to those looking for a non-marginalizing space. That is, we have created a copy of feminism to be sold to the masses—we have pirated the piracy itself.</text:span></text:p>
      <text:p text:style-name="P31"><text:span text:style-name="T79"><text:tab/>Now, we get all the questions of the “piracy of copy” in Johns: is this counterfeit feminism, the counter-counterfeit-majority, </text:span><text:span text:style-name="T39">genuine</text:span><text:span text:style-name="T79">? It is easy to answer “no”, since there is no authenticity in the capitalist intent to pirate feminism. However, there may be at least some good to be had in commodified feminism. Often times, it is through something with an economic bent that we interact with others: in this context, commodified feminism is often the only feminism. This, of course, has its own set of issues: the disappearance of the public sphere, the kind endorsed by Kant and other Enlightenment thinkers, leads to the environment of pure commodification. In this form of the public sphere, it is </text:span><text:span text:style-name="T40">only</text:span><text:span text:style-name="T80"> this type of feminism, which is likely masculinized (as the primary capitalistic movers are men,) and otherwise mollified for greater profitability among the whole market.</text:span></text:p>
      <text:p text:style-name="P31"><text:tab/><text:span text:style-name="T81">Thus, capitalism, a method of inadvertent control and structuring at a macro scale, represents a similar but more systemic threat that uninformed and intrusive allyship might cause. </text:span></text:p>
      <text:p text:style-name="P33"/>
      <text:p text:style-name="P35"><text:span text:style-name="T62">E</text:span><text:span text:style-name="T61">ndnotes</text:span></text:p>
      <text:p text:style-name="P2"/>
      <text:list xml:id="list673692520530617665" text:style-name="L1">
        <text:list-item>
          <text:p text:style-name="P37">Specifically, let's talk about the binary gender system of Western modernity and (in general) antiquity. <text:line-break/><text:tab/><text:span text:style-name="T77">I should also take a moment to disclaim: Yes, I'm aware of the fact I'm dancing on a thin line of irony with this paper. For much of this quarter I've wanted to bring up topics that I have later realized I'm not qualified to talk about (for instance, “Macklemore is Pirating Race in Hip-Hop”, which I wanted to do for a P&amp;P) but since I'm not dominating an already-existing space, but only filling one already allotted for me, I'm going ahead with this. Plus I'm trying to write largely about men, which I like to think I know something about.</text:span></text:p>
          <text:p text:style-name="P37"/>
        </text:list-item>
        <text:list-item>
          <text:p text:style-name="P37">Of course, the man may know exclusion based on other principles: race, ability, etc. These will not be very much accounted for by this paper. This endnote must serve as the disclaimer that I do, in fact, recognize that intersectionality is, in fact, a thing.<text:line-break/></text:p>
        </text:list-item>
        <text:list-item>
          <text:p text:style-name="P38">Again, the dynamics of sexuality and gender are incredibly complex and fascinating, but are outside the scope of this paper: this is an analysis of reactions to traditional heteronormative gender constructs, primarily in America and, more broadly, the West.<text:line-break/></text:p>
        </text:list-item>
        <text:list-item>
          <text:p text:style-name="P39">Ah yes, the feminist: enemy of all mankind.<text:line-break/></text:p>
        </text:list-item>
        <text:list-item>
          <text:p text:style-name="P40">Take, for example, a woman being catcalled—what exactly can be done here, that can affect the catcaller fundamentally?<text:line-break/></text:p>
        </text:list-item>
        <text:list-item>
          <text:p text:style-name="P40"><text:span text:style-name="T71">Lesbian, Gay, Bisexual, Trans*, Queer: primarily Gay in this context, considering the other groups tend to be ignored even by those involved in the present sexuality civil rights battle.</text:span><text:line-break/></text:p>
        </text:list-item>
        <text:list-item>
          <text:p text:style-name="P41">To be honest, these roles, of pirate and as capitalist, are not as distinct as I make them out to be <text:span text:style-name="T69">in this sentence</text:span>.<text:line-break/></text:p>
        </text:list-item>
        <text:list-item>
          <text:p text:style-name="P41"><text:span text:style-name="T82">Check Aristotle onward. Men are the rational, intellectual beings of the mind and women are the irrational, emotional things of the body.</text:span><text:line-break/></text:p>
        </text:list-item>
        <text:list-item>
          <text:p text:style-name="P42">We could get larger and talk about global feminism and how femininity coincides with world systems theory, but I am NOT AT ALL qualified to make coherent arguments about that.<text:line-break/></text:p>
        </text:list-item>
        <text:list-item>
          <text:p text:style-name="P43">Theoretically, prostitution can be <text:span text:style-name="T78">something un-fraught with danger and problematic gender dynamics—men and women can both exchange a service, that is, sexual pleasure, for money. Not requiring a great deal of capital, it can also be liberatory for those otherwise exploited in capitalism! But this is in general a </text:span><text:span text:style-name="T38">could be, </text:span><text:span text:style-name="T78">not an </text:span><text:span text:style-name="T38">is</text:span><text:span text:style-name="T78">.</text:span></text:p>
        </text:list-item>
      </text:list>
      <text:p text:style-name="P36">Word Work</text:p>
      <text:p text:style-name="P3"/>
      <text:p text:style-name="P5">Natural: <text:span text:style-name="T1">Like in nature, or default; without distortion by action or perception (which is action as well). Often (and often fallaciously) conflated with “correct”.</text:span></text:p>
      <text:p text:style-name="P3"/>
      <text:p text:style-name="P6"><text:span text:style-name="T26">Space:</text:span><text:span text:style-name="T2"> </text:span><text:span text:style-name="T3">A defined extent. May be physical, but is always psychological (as implied by “defined”). A ship, </text:span><text:span text:style-name="T4">for example,</text:span><text:span text:style-name="T3"> is both a physical extent and a psychological location—</text:span><text:span text:style-name="T4">though the paradox of Theseus' Ship shows us this relationship may not be exactly straightforward. </text:span><text:span text:style-name="T17">I will often also call it a </text:span><text:span text:style-name="T47">context</text:span><text:span text:style-name="T17"> in certain uses.</text:span></text:p>
      <text:p text:style-name="P6"/>
      <text:p text:style-name="P8">Form:<text:span text:style-name="T1"> Appearance or structure, or a type of construction. Perhaps the interaction and relative makeup of component pieces within a whole. </text:span><text:span text:style-name="T21">We may say the form of gender differs from the form of nationality, in that it is binary, while nationality is pol</text:span><text:span text:style-name="T22">y</text:span><text:span text:style-name="T21">nary (that is, of many nodes).</text:span></text:p>
      <text:p text:style-name="P6"/>
      <text:p text:style-name="P5">Status quo:<text:span text:style-name="T1"> From the phrase </text:span>in statu quo res erant ante bellum<text:span text:style-name="T1">, meaning “in the state in which things were before the war” – the state of things; the way things are, as opposed to the way they could be. </text:span><text:span text:style-name="T9">The </text:span><text:span text:style-name="T43">quo</text:span><text:span text:style-name="T9">, in short, is the default-way-it-is.</text:span></text:p>
      <text:p text:style-name="P6"/>
      <text:p text:style-name="P9">Other:<text:span text:style-name="T1"> Not oneself, nor in the group including oneself. But more profoundly, not-oneself </text:span>in relation to<text:span text:style-name="T1"> and </text:span>in opposition to <text:span text:style-name="T1">the self. A deep component in psychology, capitalism, and gender. The Other is within the system of </text:span>alterity;<text:span text:style-name="T1"> the antagonistic co-dependence of the concepts of Self and Other; much like the creation of a modernity necessarily creating an oppositional modernity. The establishment of Self or Other creates, automatically, the Other and the Self and the Alterity in which both reside. </text:span></text:p>
      <text:p text:style-name="P6"/>
      <text:p text:style-name="P7"><text:span text:style-name="T41">Hegemony: </text:span><text:span text:style-name="T9">The dominant group or class. Could be, and often is, the state, the rich, the clergy, men, etc.</text:span></text:p>
      <text:p text:style-name="P6"/>
      <text:p text:style-name="P6"><text:span text:style-name="T44">Modernity: </text:span><text:span text:style-name="T5">From Latin </text:span><text:span text:style-name="T42">modernus</text:span><text:span text:style-name="T5">, “now existing”, a </text:span><text:span text:style-name="T42">status quo</text:span><text:span text:style-name="T5">; </text:span><text:span text:style-name="T9">a manifestation, in a moment, of hegemony.</text:span><text:span text:style-name="T5"> </text:span><text:span text:style-name="T9">A</text:span><text:span text:style-name="T5"> social space which assumes itself as natural, essential, central, and/or correct. Generally an implicit phenomenon, rather than an explicit one; </text:span><text:span text:style-name="T9">however, as soon as a modernity becomes understood, it is defined, and thus has an exterior, immediately assumed by the Other in a counter-modernity.</text:span></text:p>
      <text:p text:style-name="P6"/>
      <text:p text:style-name="P10">Observer:<text:span text:style-name="T1"> One who views. Observation is not as that of a camera, but is active, and involves judgment based on the modernity through which they observe.</text:span></text:p>
      <text:p text:style-name="P6"/>
      <text:p text:style-name="P11">Critical modernity:<text:span text:style-name="T1"> A modernity which is outside of and is incompatible with the hegemonic modernity. </text:span><text:span text:style-name="T9">The Other's observation of their own Self.</text:span><text:span text:style-name="T1"> Often one which is actively opposed to it.</text:span></text:p>
      <text:p text:style-name="P11"/>
      <text:p text:style-name="P12">Neutral space:<text:span text:style-name="T1"> a space with no dominant or present modernities; the Frontier, either conceptually (as with policies surrounding a new technology) or physically (as in the Treasure Island). Also, the “in-between” in </text:span><text:span text:style-name="T14">any a</text:span><text:span text:style-name="T1">lterity </text:span><text:span text:style-name="T15">or other oppositional/complementary system.</text:span></text:p>
      <text:p text:style-name="P11"/>
      <text:p text:style-name="P13"><text:soft-page-break/>Constitution:<text:span text:style-name="T1"> The formal or informal system of principles regulating a government or other space. A codification of a social contract.</text:span></text:p>
      <text:p text:style-name="P11"/>
      <text:p text:style-name="P14">Identity: <text:span text:style-name="T1">One's psychological and social location within a system of oppositional or complementary modernities; </text:span><text:span text:style-name="T11">the way one understands and embodies their Self.</text:span></text:p>
      <text:p text:style-name="P11"/>
      <text:p text:style-name="P15">Privilege:<text:span text:style-name="T1"> The condition of being in the hegemonic or central modernity; to have one's modernity (relatively, this will be addressed in the paper) undisturbed by the presence of oppositional or critical ones; </text:span>further<text:span text:style-name="T1">, to be able to assume one's own identity to be </text:span>quo:<text:span text:style-name="T1"> to not understand the psychological and social dynamics of one's own identity and believe it and the system in which it resides to be </text:span>natural<text:span text:style-name="T1"> and </text:span>essential<text:span text:style-name="T1">, </text:span><text:span text:style-name="T10">to be undisturbed by the alterity of one's </text:span><text:span text:style-name="T23">own </text:span><text:span text:style-name="T10">location.</text:span></text:p>
      <text:p text:style-name="P11"/>
      <text:p text:style-name="P16">Sex: <text:span text:style-name="T1">The system of physiological properties associated with </text:span><text:span text:style-name="T12">reproduction; often misunderstood as the relative presence or absence of the Y chromosome, is in fact much more complexly the hormonal and physiological expression of these genes </text:span><text:span text:style-name="T13">in the </text:span><text:span text:style-name="T45">habitus</text:span><text:span text:style-name="T13">.</text:span><text:span text:style-name="T12"> (To see the incompatibility of sex and “Y-presence” one needs only the examples of intersex people and those with androgen insensitivity </text:span><text:span text:style-name="T13">syndrome.)</text:span></text:p>
      <text:p text:style-name="P11"/>
      <text:p text:style-name="P17">Gender:<text:span text:style-name="T1"> The psychological and social phenomenon analogous to the physiological notion of sex. </text:span><text:span text:style-name="T6">In Western though</text:span><text:span text:style-name="T20">t</text:span><text:span text:style-name="T6">, traditionally</text:span><text:span text:style-name="T1"> divided into the binary set of groups </text:span>man<text:span text:style-name="T1"> and </text:span>woman<text:span text:style-name="T1">.</text:span><text:span text:style-name="T6"> Explored more in the body of the paper. Gender is a powerful, deeply-rooted </text:span><text:span text:style-name="T20">system of </text:span><text:span text:style-name="T6">modernit</text:span><text:span text:style-name="T20">ies</text:span><text:span text:style-name="T6">, even stronger and more psychologically fundamental than capitalism.</text:span></text:p>
      <text:p text:style-name="P17"/>
      <text:p text:style-name="P18">Objectification: <text:span text:style-name="T1">The process of turning a person into an object; making them into a means to some other end, as interchangeable, as violable, and as lacking a subjectivity or Self.</text:span><text:span text:style-name="T24"> The result of objectification is immanence (in an existential sense), the condition of being, but only as an object. </text:span><text:span text:style-name="T25">A removal of agency.</text:span></text:p>
      <text:p text:style-name="P17"/>
      <text:p text:style-name="P19">Marginalization:<text:span text:style-name="T1"> The process of making something (or someone) insignificant or irrelevant.</text:span></text:p>
      <text:p text:style-name="P17"/>
      <text:p text:style-name="P20">Value: <text:span text:style-name="T1">From Latin </text:span>valere<text:span text:style-name="T1">, “to be strong, be worth”; being desirable or having importance. Value can exist in different spaces and contexts, and can be different according to different observers.</text:span></text:p>
      <text:p text:style-name="P17"/>
      <text:p text:style-name="P20">Commodity:<text:span text:style-name="T1"> Something with value both in use and in exchange; money is not a commodity (unless one has a use for the paper, I suppose?) but, say, a kitchen utensil </text:span>is<text:span text:style-name="T1">.</text:span></text:p>
      <text:p text:style-name="P20"/>
      <text:p text:style-name="P20">Commodification:<text:span text:style-name="T1"> To grant something value in exchange </text:span>or<text:span text:style-name="T1"> to impose exchange-value on something. In a larger-scale sense, to integrate something into the capitalist system; can have other, cascading effects on both the new commodity and its surroundings. Even if something is </text:span><text:span text:style-name="T19">merely </text:span><text:span text:style-name="T1">observed in a capitalist context, this is often a (perhaps subtle) act of commodification.</text:span></text:p>
      <text:p text:style-name="P20"/>
      <text:p text:style-name="P21"><text:soft-page-break/>Capitalism:<text:span text:style-name="T1"> An economic system (and way of life) emphasizing the role of private ownership as the primary arrangement in the organization of goods and people. More specifically, can refer to a dual-actor method of production: the owner provides capital and material to be transformed into the product, and </text:span><text:span text:style-name="T7">the laborer performs the actual transformation.</text:span></text:p>
      <text:p text:style-name="P21"/>
      <text:p text:style-name="P16">Product:<text:span text:style-name="T1"> Something physically transformed into a commodity. The thing transformed (ante-product?) may have had trade-value previously, of course, or it may have been purely imaginary (for instance, software.) In a sense, commodification, with a physical component built-in.</text:span></text:p>
      <text:p text:style-name="P20"/>
      <text:p text:style-name="P22">Counterfeit:<text:span text:style-name="T1"> From Latin </text:span>contra facere,<text:span text:style-name="T1"> “to make against”. The second make, the copy; often </text:span><text:span text:style-name="T18">created </text:span><text:span text:style-name="T1">in opposition (</text:span>counter<text:span text:style-name="T1">) but in an attempt not to complement or contrast, but imitate—or surpass.</text:span></text:p>
      <text:p text:style-name="P20"/>
      <text:p text:style-name="P23">Piracy:<text:span text:style-name="T1"> </text:span><text:span text:style-name="T8">A usurpation of modernity; a utilisation of a neutral space for personal gai</text:span><text:span text:style-name="T16">n; one's construction of </text:span><text:span text:style-name="T46">themselves</text:span><text:span text:style-name="T16"> as </text:span><text:span text:style-name="T17">counterfeit-</text:span><text:span text:style-name="T16">authentic </text:span><text:span text:style-name="T17">in some context</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itter" svg:font-family="Bi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5T18:08:52</meta:creation-date>
    <dc:date>2014-06-09T10:53:34.502913907</dc:date>
    <meta:editing-duration>P1DT1H17M38S</meta:editing-duration>
    <meta:editing-cycles>220</meta:editing-cycles>
    <meta:generator>LibreOffice/4.2.4.2$Linux_X86_64 LibreOffice_project/63150712c6d317d27ce2db16eb94c2f3d7b699f8</meta:generator>
    <meta:document-statistic meta:table-count="0" meta:image-count="0" meta:object-count="0" meta:page-count="8" meta:paragraph-count="52" meta:word-count="3650" meta:character-count="22127" meta:non-whitespace-character-count="18526"/>
  </office:meta>
</office:document-meta>
</file>